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n" fo:country="US"/>
    </style:style>
    <style:style style:name="P14" style:family="paragraph" style:parent-style-name="Text_20_body">
      <style:paragraph-properties fo:line-height="100%"/>
      <style:text-properties style:font-name="Courier 10 Pitch" fo:font-size="10pt" style:font-size-asian="10pt" style:font-size-complex="10pt"/>
    </style:style>
    <style:style style:name="P15"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6" style:family="paragraph" style:parent-style-name="Text_20_body">
      <style:paragraph-properties fo:line-height="100%"/>
      <style:text-properties style:font-name="Courier 10 Pitch" fo:font-size="10pt" fo:language="en" fo:country="US" style:font-size-asian="10pt" style:font-size-complex="10pt"/>
    </style:style>
    <style:style style:name="P17"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text-properties fo:language="en" fo:country="US"/>
    </style:style>
    <style:style style:name="P23" style:family="paragraph" style:parent-style-name="Heading_20_1">
      <style:paragraph-properties fo:break-before="page"/>
    </style:style>
    <style:style style:name="P24" style:family="paragraph" style:parent-style-name="Heading_20_6">
      <style:paragraph-properties fo:break-before="page"/>
    </style:style>
    <style:style style:name="P25" style:family="paragraph" style:parent-style-name="Heading_20_6">
      <style:paragraph-properties fo:break-before="page"/>
      <style:text-properties fo:language="en" fo:country="U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Contents_20_5">
      <style:paragraph-properties>
        <style:tab-stops>
          <style:tab-stop style:position="14.004cm" style:type="right" style:leader-style="dotted" style:leader-text="."/>
        </style:tab-stops>
      </style:paragraph-properties>
    </style:style>
    <style:style style:name="P31" style:family="paragraph" style:parent-style-name="Contents_20_4">
      <style:paragraph-properties>
        <style:tab-stops>
          <style:tab-stop style:position="14.503cm" style:type="right" style:leader-style="dotted" style:leader-text="."/>
        </style:tab-stops>
      </style:paragraph-properties>
    </style:style>
    <style:style style:name="P32"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style:font-name-complex="Times New Roman"/>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language="en" fo:country="US"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23" text:outline-level="1">Résumé du rapport</text:h>
      <text:p text:style-name="Standard">(on fera a la fin)</text:p>
      <text:p text:style-name="Standard"/>
      <text:h text:style-name="P23" text:outline-level="1">Summary</text:h>
      <text:p text:style-name="Standard">pareil</text:p>
      <text:p text:style-name="Standard"/>
      <text:p text:style-name="Standard"/>
      <text:p text:style-name="Standard"/>
      <text:p text:style-name="Contents_20_1"/>
      <text:p text:style-name="P20"/>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Sommaire</text:p>
          </text:index-title>
          <text:p text:style-name="P28">Résumé du rapport<text:tab/>3</text:p>
          <text:p text:style-name="P28">Summary<text:tab/>4</text:p>
          <text:p text:style-name="P28">Introduction<text:tab/>7</text:p>
          <text:p text:style-name="P27">IJustification du projet<text:tab/>7</text:p>
          <text:p text:style-name="P27">IIAnalyse de l'existant<text:tab/>7</text:p>
          <text:p text:style-name="P29">AJeu original<text:tab/>7</text:p>
          <text:p text:style-name="P29">BProjets concurrents/voisins<text:tab/>8</text:p>
          <text:p text:style-name="P28">Développement<text:tab/>8</text:p>
          <text:p text:style-name="P27">ILa démarche<text:tab/>8</text:p>
          <text:p text:style-name="P29">ALa répartition des tâches<text:tab/>8</text:p>
          <text:p text:style-name="P29">BUtilisation d'outils de contrôle de version<text:tab/>9</text:p>
          <text:p text:style-name="P29">CChangements des spécifications techniques<text:tab/>10</text:p>
          <text:p text:style-name="P27">IILa réalisation<text:tab/>10</text:p>
          <text:p text:style-name="P29">ALe cahier des charges<text:tab/>10</text:p>
          <text:p text:style-name="P29">BManuel utilisateur<text:tab/>10</text:p>
          <text:p text:style-name="P30">aDescription générale du jeu<text:tab/>10</text:p>
          <text:p text:style-name="P30">bConfiguration serveur<text:tab/>11</text:p>
          <text:p text:style-name="P30">cConfiguration client<text:tab/>11</text:p>
          <text:p text:style-name="P30">dUne partie<text:tab/>12</text:p>
          <text:p text:style-name="P30">eLes objets<text:tab/>12</text:p>
          <text:p text:style-name="P29">CLa conception générale et détaillée de l'application<text:tab/>13</text:p>
          <text:p text:style-name="P31">1La communication<text:tab/>13</text:p>
          <text:p text:style-name="P30">aCoté serveur<text:tab/>13</text:p>
          <text:p text:style-name="P30">bCôté client<text:tab/>13</text:p>
          <text:p text:style-name="P30">cPorts utilisés<text:tab/>14</text:p>
          <text:p text:style-name="P30">dLes threads<text:tab/>14</text:p>
          <text:p text:style-name="P30">eLes Mutex<text:tab/>14</text:p>
          <text:p text:style-name="P30">fLes packets<text:tab/>15</text:p>
          <text:p text:style-name="P29">DLa réalisation et la validation de l'application (En gros c'est le codage, et les tests?)<text:tab/>15</text:p>
          <text:p text:style-name="P31">1Le C++<text:tab/>15</text:p>
          <text:p text:style-name="P31">2La SFML<text:tab/>15</text:p>
          <text:p text:style-name="P30">aDescription de la sfml<text:tab/>15</text:p>
          <text:p text:style-name="P30">bLes limites de la sfml<text:tab/>16</text:p>
          <text:p text:style-name="P31">3Le moteur de jeu<text:tab/>17</text:p>
          <text:p text:style-name="P30">aBomberdose<text:tab/>17</text:p>
          <text:p text:style-name="P30">bPlateau<text:tab/>17</text:p>
          <text:p text:style-name="P30">cJoueur<text:tab/>17</text:p>
          <text:p text:style-name="P30">dServer<text:tab/>18</text:p>
          <text:p text:style-name="P30">eSclient<text:tab/>18</text:p>
          <text:p text:style-name="P30">fStructure de données ToClient.h<text:tab/>18</text:p>
          <text:p text:style-name="P31">4Les macros<text:tab/>18</text:p>
          <text:p text:style-name="P31">5Le client<text:tab/>19</text:p>
          <text:p text:style-name="P30">aClient<text:tab/>19</text:p>
          <text:p text:style-name="P30">bStructure de données ToServer.h<text:tab/>19</text:p>
          <text:p text:style-name="P31">6Difficultés rencontrées<text:tab/>19</text:p>
          <text:p text:style-name="P30">aPartage de variables entre les threads<text:tab/>19</text:p>
          <text:p text:style-name="P30">bUtilisation d'une fréquence importante du CPU dans les Threads<text:tab/>19</text:p>
          <text:p text:style-name="P30"><text:soft-page-break/>cArrêt de la méthode Run() d'un Thread d'écoute<text:tab/>20</text:p>
          <text:p text:style-name="P31">7Le produit final<text:tab/>20</text:p>
          <text:p text:style-name="P28">Conclusion générale<text:tab/>20</text:p>
          <text:p text:style-name="P28">Bibliographie<text:tab/>22</text:p>
          <text:p text:style-name="P28">Glossaire<text:tab/>23</text:p>
          <text:p text:style-name="P28">Annexes<text:tab/>24</text:p>
          <text:p text:style-name="P20">Annexe 1 : Licence New BSD<text:tab/>25</text:p>
          <text:p text:style-name="P20">Annexe 3 : Structure de données ToClient et surcharge d'opérateurs<text:tab/>26</text:p>
          <text:p text:style-name="P20">Annexe 4 : Structure de données ToServer et surcharge d'opérateurs<text:tab/>27</text:p>
        </text:index-body>
      </text:table-of-content>
      <text:p text:style-name="P20"/>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h text:style-name="Heading_20_5" text:outline-level="5">Description générale du jeu</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text:soft-page-break/>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Heading_20_5" text:outline-level="5">Configuration serveur</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Heading_20_5" text:outline-level="5">Configuration client</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text:soft-page-break/>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Une partie</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Les objets</text:h>
      <text:p text:style-name="Text_20_body">Bonus bombe : permet aux joueurs qui les ramassent d'augmenter le nombre de bombes qu'ils peuvent poser</text:p>
      <text:p text:style-name="Text_20_body">Bonus flamme : ce bonus augmente d'une case la portée des bombes du joueur qui en bénéficie.</text:p>
      <text:p text:style-name="Text_20_body">Bonus roller : permet d'augmenter s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peuvent se trouver des bonus comme des malus.</text:p>
      <text:p text:style-name="Text_20_body"><text:soft-page-break/>Joueur : tous les joueurs sont traversables par les autres joueurs.</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3</text:note-citation><text:note-body><text:p text:style-name="P10"><text:s/>Se reporter à l'annexe 4, struct ToClient.h</text:p></text:note-body></text:note></text:span>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Cf Glossaire</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5" text:note-class="footnote"><text:note-citation>15</text:note-citation><text:note-body><text:p text:style-name="P10"><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Cf glossair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Cf glossair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8</text:note-citation><text:note-body><text:p text:style-name="P10"><text:s/>Consulter annexe 4 et 5 pour plus d'information.</text:p></text:note-body></text:note></text:span>.</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h text:style-name="Heading_20_5" text:outline-level="5">Description de 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text:soft-page-break/>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Heading_20_5" text:outline-level="5">Les limites de la sfml</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1">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0</text:note-citation><text:note-body><text:p text:style-name="P1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1" text:note-class="footnote"><text:note-citation>21</text:note-citation><text:note-body><text:p text:style-name="P1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text:soft-page-break/>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2">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Joueur</text:h>
      <text:p text:style-name="Text_20_body">La classe Joueur représente un joueur. Elle contient toutes les informations sur un joueur, telles que son score, sa position, la puissance de ses bombes et sa vitesse. Elle a aussi un <text:soft-page-break/>pointeur<text:span text:style-name="Appel_20_note_20_de_20_bas_20_de_20_p."><text:note text:id="ftn24" text:note-class="footnote"><text:note-citation>24</text:note-citation><text:note-body><text:p text:style-name="Note_20_de_20_bas_20_de_20_page"><text:s/>Cf Glossaire</text:p></text:note-body></text:note></text:span> vers le plateau que tous les joueurs partagent. </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_20_body">Difficulté rencontrée : le partage de variables entre les différents threads.</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span text:style-name="Appel_20_note_20_de_20_bas_20_de_20_p."><text:note text:id="ftn25" text:note-class="footnote"><text:note-citation>25</text:note-citation><text:note-body><text:p text:style-name="Footnote">Annexe 4, struct ToClient.h</text:p></text:note-body></text:note></text:span></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text:soft-page-break/>Le client<text:span text:style-name="Appel_20_note_20_de_20_bas_20_de_20_p."><text:note text:id="ftn26" text:note-class="footnote"><text:note-citation>26</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span text:style-name="Appel_20_note_20_de_20_bas_20_de_20_p."><text:note text:id="ftn27" text:note-class="footnote"><text:note-citation>27</text:note-citation><text:note-body><text:p text:style-name="Footnote">Annexe 5, struct ToServer.h</text:p></text:note-body></text:note></text:span></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Difficultés rencontrées</text:h>
      <text:h text:style-name="Heading_20_5" text:outline-level="5">Partage de variables entre les threads<text:note text:id="ftn28" text:note-class="footnote"><text:note-citation>28</text:note-citation><text:note-body><text:p text:style-name="Footnote">Problème rencontré lorsque un thread père partage un booléen avec ses fils (dans la classe Server, ThreadEcoute, ThreadEnvoi, et la classe Client et ThreadEcoute).</text:p></text:note-body></text:note></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Utilisation d'une fréquence importante du CPU dans les Threads<text:note text:id="ftn29" text:note-class="footnote"><text:note-citation>29</text:note-citation><text:note-body><text:p text:style-name="Footnote">Rencontré dans tous les Threads, dans leur méthode Run() plus précisément.</text:p></text:note-body></text:note></text:h>
      <text:p text:style-name="Text_20_body">Lorsqu'un while( true ) {} avec des instructions simples dans la boucle est lancé, cela utilise beaucoup de CPU (200% <text:s/>selon la commande top de ubuntu). En effet, la méthode boucle plus de 25000 fois en moins d'une seconde<text:note text:id="ftn30" text:note-class="footnote"><text:note-citation>30</text:note-citation><text:note-body><text:p text:style-name="Footnote">Test effectué sous Ubuntu 9.10 32 bits, CPU : intel core 2 duo T6400 @2.0ghz</text:p></text:note-body></text:note>.</text:p>
      <text:p text:style-name="Text_20_body">Solution : utilisation de sockets bloquantes dans les ThreadEcoute, ce qui permet d'attendre <text:soft-page-break/>d'avoir un message entrant avant de boucler; utilisation de sf::sleep( unsigned integer ) dans le ThreadEnvoi qui permet d'endormir un thread pour un certain moment, en secondes.</text:p>
      <text:h text:style-name="Heading_20_5" text:outline-level="5">Arrêt de la méthode Run() d'un Thread d'écoute<text:note text:id="ftn31" text:note-class="footnote"><text:note-citation>31</text:note-citation><text:note-body><text:p text:style-name="Footnote">Problème rencontré lors de la fin d'une partie lorsque les ThreadEcoute client et serveur doivent se terminer (la méthode run doit arriver à sa fin)</text:p></text:note-body></text:note></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p text:style-name="Text_20_body"/>
      <text:h text:style-name="Heading_20_4" text:outline-level="4">Le produit final</text:h>
      <text:p text:style-name="Text_20_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_20_body">L’objectif que nous avons totalement abandonné est la gestion du son, par faute de temps, car nous avions d’autres parties plus importantes à faire marcher.</text:p>
      <text:p text:style-name="P12"/>
      <text:p text:style-name="P12"/>
      <text:h text:style-name="Heading_20_1" text:outline-level="1">Conclusion générale</text:h>
      <text:p text:style-name="Text_20_body">Nous pensons que chaque membre de notre équipe a pu comprendre, approfondir et apprendre <text:s/><text:soft-page-break/>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3"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http://www.cplusplus.com/reference/stl/</text:p>
      <text:h text:style-name="P23" text:outline-level="1">Glossaire</text:h>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éen : Type simple de variable, à deux états : true (vrai) ou false (faux). Se reporter à l'algèbre de Bool pour plus de précisions.</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t/integer : type simple de variable, il s'agit d'un nombre entier.</text:p>
      <text:p text:style-name="Text_20_body">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n même temps la même variable.</text:p>
      <text:p text:style-name="Text_20_body">MVC : Modèle Vue Contrôleur</text:p>
      <text:p text:style-name="Text_20_body">OpenSource : Logiciel dont on met à disposition le code source sous licence open source.</text:p>
      <text:p text:style-name="Text_20_body"><text:soft-page-break/>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fml : <text:s/>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cependant il travaille en mode non connecté et est non fiable, il n'y a aucun contrôle de flux.</text:p>
      <text:p text:style-name="Text_20_body">UML : <text:s/>Ensemble de modèles et méthodes de conception de logiciels. </text:p>
      <text:p text:style-name="Text_20_body">Variable : Association d'un nom à une donnée ou valeur du type de la variable.</text:p>
      <text:p text:style-name="Text_20_body">Volatile : Mot clé en c++ qui permet de définir une variable comme étant accessible par des éléments externes au programme.</text:p>
      <text:h text:style-name="P23"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5" text:outline-level="6">Annexe 1 : Licence New BSD</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1437152622" text:style-name="L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13"/>
      <text:p text:style-name="Text_20_body">Il était nécessaire de choisir une licence parmi une dizaine<text:span text:style-name="Appel_20_note_20_de_20_bas_20_de_20_p."><text:note text:id="ftn32" text:note-class="footnote"><text:note-citation>32</text:note-citation><text:note-body><text:p text:style-name="P1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4" text:outline-level="6">Annexe 3 : Structure de données ToClient et surcharge d'opérateurs</text:h>
      <text:p text:style-name="P15">struct ToClient</text:p>
      <text:p text:style-name="P15">//Il s'agit des données transitant par UDP du serveur vers le client (d'où le nom de ToClient)</text:p>
      <text:p text:style-name="P15">{</text:p>
      <text:p text:style-name="P15"><text:s text:c="4"/>char* plateau;</text:p>
      <text:p text:style-name="P15"><text:s text:c="4"/>//Le plateau de jeu représenté par un tableau de char pour simplicité d'envoi</text:p>
      <text:p text:style-name="P15"><text:s text:c="4"/>bool j1;</text:p>
      <text:p text:style-name="P15"><text:s text:c="4"/>//L'état du joueur1 : true = vivant, false = mort</text:p>
      <text:p text:style-name="P15"><text:s text:c="4"/>unsigned int x1;</text:p>
      <text:p text:style-name="P15"><text:s text:c="4"/>//l'abscisse du joueur 1 (en pixel)</text:p>
      <text:p text:style-name="P15"><text:s text:c="4"/>unsigned int y1;</text:p>
      <text:p text:style-name="P15"><text:s text:c="4"/>//l'ordonnée du joueur 1 (en pixel)</text:p>
      <text:p text:style-name="P19"><text:span text:style-name="Police_20_par_20_défaut"><text:span text:style-name="T3"><text:s text:c="4"/></text:span></text:span><text:span text:style-name="Police_20_par_20_défaut"><text:span text:style-name="T4">bool j2;</text:span></text:span></text:p>
      <text:p text:style-name="P17"><text:s text:c="4"/>unsigned int x2;</text:p>
      <text:p text:style-name="P17"><text:s text:c="4"/>unsigned int y2;</text:p>
      <text:p text:style-name="P17"><text:s text:c="4"/>bool j3;</text:p>
      <text:p text:style-name="P17"><text:s text:c="4"/>unsigned int x3;</text:p>
      <text:p text:style-name="P17"><text:s text:c="4"/>unsigned int y3;</text:p>
      <text:p text:style-name="P17"><text:s text:c="4"/>bool j4;</text:p>
      <text:p text:style-name="P17"><text:s text:c="4"/>unsigned int x4;</text:p>
      <text:p text:style-name="P17"><text:s text:c="4"/>unsigned int y4;</text:p>
      <text:p text:style-name="P17">};</text:p>
      <text:p text:style-name="P17"/>
      <text:p text:style-name="P17">sf::Packet&amp; operator &gt;&gt;(sf::Packet&amp; Packet, ToClient&amp; T)</text:p>
      <text:p text:style-name="P15">//Surcharge d'opérateur &gt;&gt; pour extraire un ToClient d'un packet (du côté client, dans la classe ThreadEcoute plus précisément)</text:p>
      <text:p text:style-name="P15">{</text:p>
      <text:p text:style-name="P15"><text:s text:c="4"/>return Packet &gt;&gt; T.plateau &gt;&gt; T.j1 &gt;&gt; T.x1 &gt;&gt; T.y1&gt;&gt;T.j2 &gt;&gt; T.x2 &gt;&gt; T.y2 &gt;&gt; T.j3 &gt;&gt; T.x3 &gt;&gt; T.y3 &gt;&gt; T.j4 &gt;&gt; T.x4 &gt;&gt; T.y4;</text:p>
      <text:p text:style-name="P17">}</text:p>
      <text:p text:style-name="P17"/>
      <text:p text:style-name="P17">sf::Packet&amp; operator &lt;&lt;(sf::Packet&amp; Packet, const ToClient&amp; T)</text:p>
      <text:p text:style-name="P15">//surcharge d'opérateur &lt;&lt; pour mettre un ToClient dans un packet (du côté serveur, dans la classe ThreadEnvoi plus précisément)</text:p>
      <text:p text:style-name="P15">{</text:p>
      <text:p text:style-name="P15"><text:s text:c="4"/>return Packet &lt;&lt;T.plateau &lt;&lt; T.j1 &lt;&lt; T.x1 &lt;&lt; T.y1 &lt;&lt; T.j2 &lt;&lt; T.x2 &lt;&lt; T.y2 &lt;&lt; T.j3 &lt;&lt; T.x3 &lt;&lt; T.y3 &lt;&lt; T.j4 &lt;&lt; T.x4 &lt;&lt; T.y4;</text:p>
      <text:p text:style-name="P15">}</text:p>
      <text:p text:style-name="P15"/>
      <text:p text:style-name="P15"/>
      <text:h text:style-name="Heading_20_6" text:outline-level="6"><text:soft-page-break/>Annexe 4 : Structure de données ToServer et surcharge d'opérateurs</text:h>
      <text:p text:style-name="P14">struct ToServer</text:p>
      <text:p text:style-name="P14">//Il s'agit des données transitant par UDP des clients vers le serveur (d'où le nom de ToServer)</text:p>
      <text:p text:style-name="P14">{</text:p>
      <text:p text:style-name="P14"><text:s text:c="4"/>bool up;</text:p>
      <text:p text:style-name="P14"><text:s text:c="4"/>//indique que le joueur veut se déplacer vers le haut</text:p>
      <text:p text:style-name="P14"><text:s text:c="4"/>bool down;</text:p>
      <text:p text:style-name="P14"><text:s text:c="4"/>//indique que le joueur veut se déplacer vers le bas</text:p>
      <text:p text:style-name="P14"><text:s text:c="4"/>bool right;</text:p>
      <text:p text:style-name="P14"><text:s text:c="4"/>//indique que le joueur veut se déplacer vers la droite</text:p>
      <text:p text:style-name="P14"><text:s text:c="4"/>bool left;</text:p>
      <text:p text:style-name="P14"><text:s text:c="4"/>//indique que le joueur veut se déplacer vers la gauche</text:p>
      <text:p text:style-name="P14"><text:s text:c="4"/>bool bomb;</text:p>
      <text:p text:style-name="P14"><text:s text:c="4"/>//indique que le joueur veut poser une bombe</text:p>
      <text:p text:style-name="P16">};</text:p>
      <text:p text:style-name="P16"/>
      <text:p text:style-name="P16">sf::Packet&amp; operator &gt;&gt;(sf::Packet&amp; Packet, ToServer&amp; T)</text:p>
      <text:p text:style-name="P14">//surcharge d'opérateur &gt;&gt; pour extraire un ToServer d'un packet (du côté serveur, dans la classe ThreadEcoute plus précisément)</text:p>
      <text:p text:style-name="P16">{</text:p>
      <text:p text:style-name="P16"><text:s text:c="4"/>return Packet &gt;&gt;T.up &gt;&gt; T.down &gt;&gt; T.right&gt;&gt;T.left&gt;&gt;T.bomb;</text:p>
      <text:p text:style-name="P16">}</text:p>
      <text:p text:style-name="P16"/>
      <text:p text:style-name="P16">sf::Packet&amp; operator &lt;&lt;(sf::Packet&amp; Packet, const ToServer&amp; T)</text:p>
      <text:p text:style-name="P14">//surcharge d'opérateur &lt;&lt; pour ajouter un ToServer dans un packet (du côté client, dans la classe Envoi plus précisément)</text:p>
      <text:p text:style-name="P16">{</text:p>
      <text:p text:style-name="P16"><text:s text:c="4"/>return Packet &lt;&lt;T.up &lt;&lt; T.down &lt;&lt; T.right&lt;&lt; T.left&lt;&lt; T.bomb;</text:p>
      <text:p text:style-name="P18"><text:span text:style-name="Police_20_par_20_défau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8</text:page-number>/<text:page-count>28</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19:31:07</dc:date>
    <meta:editing-cycles>352</meta:editing-cycles>
    <meta:editing-duration>PT20H27M52S</meta:editing-duration>
    <meta:document-statistic meta:table-count="0" meta:image-count="0" meta:object-count="0" meta:page-count="28" meta:paragraph-count="356" meta:word-count="6874" meta:character-count="41788"/>
    <meta:template xlink:type="simple" xlink:actuate="onRequest" xlink:title="" xlink:href="Normal.dotm"/>
  </office:meta>
</office:document-meta>
</file>